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75be"/>
    </style:style>
    <style:style style:name="P2" style:family="paragraph" style:parent-style-name="Title">
      <style:text-properties fo:language="fr" fo:country="FR" officeooo:rsid="00114ebe" officeooo:paragraph-rsid="00114ebe"/>
    </style:style>
    <style:style style:name="P3" style:family="paragraph" style:parent-style-name="Text_20_body">
      <style:text-properties fo:language="fr" fo:country="FR" officeooo:rsid="00114ebe" officeooo:paragraph-rsid="00114ebe"/>
    </style:style>
    <style:style style:name="P4" style:family="paragraph" style:parent-style-name="Text_20_body">
      <style:text-properties fo:language="fr" fo:country="FR" officeooo:paragraph-rsid="001275be"/>
    </style:style>
    <style:style style:name="P5" style:family="paragraph" style:parent-style-name="Text_20_body">
      <style:text-properties fo:language="fr" fo:country="FR" officeooo:rsid="00128f11" officeooo:paragraph-rsid="00128f11"/>
    </style:style>
    <style:style style:name="P6" style:family="paragraph" style:parent-style-name="Heading_20_1">
      <style:text-properties officeooo:rsid="001275be" officeooo:paragraph-rsid="001275be"/>
    </style:style>
    <style:style style:name="T1" style:family="text">
      <style:text-properties officeooo:rsid="0013dab7"/>
    </style:style>
    <style:style style:name="T2" style:family="text">
      <style:text-properties officeooo:rsid="00148430"/>
    </style:style>
    <style:style style:name="T3" style:family="text">
      <style:text-properties officeooo:rsid="0015a597"/>
    </style:style>
    <style:style style:name="T4" style:family="text">
      <style:text-properties officeooo:rsid="001666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vironnement Socio-économique de l’Entreprise et des S<text:span text:style-name="T1">ervice</text:span>s d’<text:span text:style-name="T2">I</text:span>nformation</text:p>
      <text:p text:style-name="P3"/>
      <text:h text:style-name="P6" text:outline-level="1">Intro</text:h>
      <text:p text:style-name="P4"/>
      <text:p text:style-name="P5"><text:a xlink:type="simple" xlink:href="mailto:lucien.petitcoz@univ-lyon3.fr" text:style-name="Internet_20_link" text:visited-style-name="Visited_20_Internet_20_Link">lucien.pe</text:a><text:a xlink:type="simple" xlink:href="mailto:lucien.petitcoz@univ-lyon3.fr" text:style-name="Internet_20_link" text:visited-style-name="Visited_20_Internet_20_Link"><text:span text:style-name="T4">rti</text:span></text:a><text:a xlink:type="simple" xlink:href="mailto:lucien.petitcoz@univ-lyon3.fr" text:style-name="Internet_20_link" text:visited-style-name="Visited_20_Internet_20_Link">coz@univ-lyon3.fr</text:a><text:tab/><text:tab/>04 26 3<text:span text:style-name="T3">1</text:span> 88 50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40:51.478598321</meta:creation-date>
    <meta:generator>LibreOffice/6.0.7.3$Linux_X86_64 LibreOffice_project/00m0$Build-3</meta:generator>
    <dc:date>2021-09-14T12:15:37.192684495</dc:date>
    <meta:editing-duration>PT11M44S</meta:editing-duration>
    <meta:editing-cycles>7</meta:editing-cycles>
    <meta:document-statistic meta:table-count="0" meta:image-count="0" meta:object-count="0" meta:page-count="1" meta:paragraph-count="3" meta:word-count="15" meta:character-count="126" meta:non-whitespace-character-count="113"/>
  </office:meta>
</office:document-meta>
</file>